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Linear Regression:</text:p>
      <text:p text:style-name="Normal">The linear regression algorithm did not perform as we expected. Each time we tested the algorithm<text:s/>the results would always be near perfect. Decreasing sample sizes made small differences to accuracy however not enough to change the mean squared error or variance score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odan O' Laoghaire</meta:initial-creator>
    <dc:creator>Aodan O' Laoghaire</dc:creator>
    <meta:creation-date>2017-10-27T16:28:00Z</meta:creation-date>
    <dc:date>2017-10-27T17:10:00Z</dc:date>
    <meta:template xlink:href="Normal" xlink:type="simple"/>
    <meta:editing-cycles>1</meta:editing-cycles>
    <meta:editing-duration>PT2520S</meta:editing-duration>
    <meta:document-statistic meta:page-count="1" meta:paragraph-count="1" meta:word-count="43" meta:character-count="289" meta:row-count="2" meta:non-whitespace-character-count="247"/>
  </office:meta>
</office:document-meta>
</file>